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LOMINO RAYO ARMAN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LOMINO RAYO ARMAN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RUZ QUISPE, ADELM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YURI NEIL SARMIENTO MALDONA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697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0:34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